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999cm" svg:height="8.999cm" svg:x="0.041cm" svg:y="1.0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7-23T17:56:46.166000939</dc:date>
    <meta:editing-duration>PT2M18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